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</style:style>
    <style:style style:name="P2" style:parent-style-name="Lijstalinea" style:list-style-name="LFO1" style:family="paragraph"/>
    <style:style style:name="P3" style:parent-style-name="Lijstalinea" style:list-style-name="LFO1" style:family="paragraph"/>
    <style:style style:name="P4" style:parent-style-name="Lijstalinea" style:list-style-name="LFO1" style:family="paragraph"/>
    <style:style style:name="P5" style:parent-style-name="Lijstalinea" style:list-style-name="LFO1" style:family="paragraph"/>
    <style:style style:name="P6" style:parent-style-name="Lijstalinea" style:list-style-name="LFO1" style:family="paragraph"/>
    <style:style style:name="P7" style:parent-style-name="Lijstalinea" style:list-style-name="LFO2" style:family="paragraph"/>
    <style:style style:name="P8" style:parent-style-name="Lijstalinea" style:list-style-name="LFO2" style:family="paragraph"/>
    <style:style style:name="P9" style:parent-style-name="Lijstalinea" style:list-style-name="LFO2" style:family="paragraph"/>
    <style:style style:name="P10" style:parent-style-name="Lijstalinea" style:list-style-name="LFO2" style:family="paragraph"/>
    <style:style style:name="P11" style:parent-style-name="Lijstalinea" style:list-style-name="LFO2" style:family="paragraph"/>
    <style:style style:name="P12" style:parent-style-name="Lijstalinea" style:list-style-name="LFO3" style:family="paragraph"/>
    <style:style style:name="P13" style:parent-style-name="Lijstalinea" style:list-style-name="LFO3" style:family="paragraph"/>
    <style:style style:name="P14" style:parent-style-name="Lijstalinea" style:list-style-name="LFO3" style:family="paragraph"/>
    <style:style style:name="P15" style:parent-style-name="Lijstalinea" style:list-style-name="LFO3" style:family="paragraph"/>
    <style:style style:name="P16" style:parent-style-name="Lijstalinea" style:list-style-name="LFO3" style:family="paragraph"/>
    <style:style style:name="P17" style:parent-style-name="Lijstalinea" style:list-style-name="LFO4" style:family="paragraph"/>
    <style:style style:name="P18" style:parent-style-name="Lijstalinea" style:list-style-name="LFO4" style:family="paragraph"/>
    <style:style style:name="P19" style:parent-style-name="Lijstalinea" style:list-style-name="LFO4" style:family="paragraph"/>
    <style:style style:name="P20" style:parent-style-name="Lijstalinea" style:list-style-name="LFO4" style:family="paragraph"/>
    <style:style style:name="P21" style:parent-style-name="Lijstalinea" style:list-style-name="LFO4" style:family="paragraph"/>
    <style:style style:name="P22" style:parent-style-name="Lijstalinea" style:family="paragraph">
      <style:paragraph-properties fo:margin-left="1in">
        <style:tab-stops/>
      </style:paragraph-properties>
    </style:style>
    <style:style style:name="P23" style:parent-style-name="Lijstalinea" style:list-style-name="LFO5" style:family="paragraph"/>
    <style:style style:name="P24" style:parent-style-name="Lijstalinea" style:list-style-name="LFO5" style:family="paragraph"/>
    <style:style style:name="P25" style:parent-style-name="Lijstalinea" style:list-style-name="LFO5" style:family="paragraph"/>
    <style:style style:name="P26" style:parent-style-name="Lijstalinea" style:list-style-name="LFO5" style:family="paragraph"/>
    <style:style style:name="P27" style:parent-style-name="Lijstalinea" style:list-style-name="LFO5" style:family="paragraph"/>
    <style:style style:name="P28" style:parent-style-name="Lijstalinea" style:list-style-name="LFO5" style:family="paragraph"/>
    <style:style style:name="P29" style:parent-style-name="Lijstalinea" style:list-style-name="LFO5" style:family="paragraph"/>
    <style:style style:name="P30" style:parent-style-name="Lijstalinea" style:list-style-name="LFO5" style:family="paragraph"/>
    <style:style style:name="P31" style:parent-style-name="Lijstalinea" style:list-style-name="LFO6" style:family="paragraph"/>
    <style:style style:name="T32" style:parent-style-name="Standaardalinea-lettertype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P33" style:parent-style-name="Lijstalinea" style:list-style-name="LFO6" style:family="paragraph"/>
    <style:style style:name="T34" style:parent-style-name="Standaardalinea-lettertype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P35" style:parent-style-name="Lijstalinea" style:list-style-name="LFO6" style:family="paragraph"/>
    <style:style style:name="T36" style:parent-style-name="Standaardalinea-lettertype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P37" style:parent-style-name="Lijstalinea" style:list-style-name="LFO6" style:family="paragraph"/>
    <style:style style:name="P38" style:parent-style-name="Lijstalinea" style:list-style-name="LFO6" style:family="paragraph"/>
    <style:style style:name="P39" style:parent-style-name="Lijstalinea" style:list-style-name="LFO6" style:family="paragraph"/>
    <style:style style:name="P40" style:parent-style-name="Lijstalinea" style:list-style-name="LFO6" style:family="paragraph"/>
    <style:style style:name="P41" style:parent-style-name="Lijstalinea" style:list-style-name="LFO6" style:family="paragraph"/>
    <style:style style:name="P42" style:parent-style-name="Lijstalinea" style:list-style-name="LFO7" style:family="paragraph"/>
    <style:style style:name="P43" style:parent-style-name="Lijstalinea" style:list-style-name="LFO7" style:family="paragraph"/>
    <style:style style:name="P44" style:parent-style-name="Lijstalinea" style:list-style-name="LFO7" style:family="paragraph"/>
    <style:style style:name="P45" style:parent-style-name="Lijstalinea" style:list-style-name="LFO8" style:family="paragraph"/>
    <style:style style:name="P46" style:parent-style-name="Lijstalinea" style:list-style-name="LFO8" style:family="paragraph"/>
    <style:style style:name="P47" style:parent-style-name="Lijstalinea" style:list-style-name="LFO8" style:family="paragraph"/>
    <style:style style:name="P48" style:parent-style-name="Lijstalinea" style:list-style-name="LFO9" style:family="paragraph"/>
    <style:style style:name="P49" style:parent-style-name="Lijstalinea" style:list-style-name="LFO9" style:family="paragraph"/>
    <style:style style:name="P50" style:parent-style-name="Lijstalinea" style:list-style-name="LFO9" style:family="paragraph"/>
    <style:style style:name="P51" style:parent-style-name="Lijstalinea" style:list-style-name="LFO9" style:family="paragraph"/>
    <style:style style:name="P52" style:parent-style-name="Lijstalinea" style:list-style-name="LFO9" style:family="paragraph"/>
    <style:style style:name="P53" style:parent-style-name="Standaard" style:family="paragraph">
      <style:paragraph-properties fo:margin-left="0.25in">
        <style:tab-stops/>
      </style:paragraph-properties>
    </style:style>
  </office:automatic-styles>
  <office:body>
    <office:text text:use-soft-page-breaks="true">
      <text:p text:style-name="P1"/>
      <text:p text:style-name="Standaard"/>
      <text:p text:style-name="Standaard">Adventure game<text:s/></text:p>
      <text:p text:style-name="Standaard">-escape from <text:s/>Kaliningrad</text:p>
      <text:p text:style-name="Standaard">- bunker</text:p>
      <text:list text:style-name="LFO1" text:continue-numbering="true">
        <text:list-item>
          <text:p text:style-name="P2">Naar bos (naar level bos)</text:p>
        </text:list-item>
        <text:list-item>
          <text:p text:style-name="P3">Naar strand (naar level strand)</text:p>
        </text:list-item>
        <text:list-item>
          <text:p text:style-name="P4">Zoeken naar voorwerpen (2x medkits)</text:p>
          <text:list text:continue-numbering="true">
            <text:list-item>
              <text:p text:style-name="P5">Gebruik een medkit</text:p>
            </text:list-item>
            <text:list-item>
              <text:p text:style-name="P6">Gebruik geen<text:s/>medkit</text:p>
            </text:list-item>
          </text:list>
        </text:list-item>
      </text:list>
      <text:p text:style-name="Standaard">-bos</text:p>
      <text:list text:style-name="LFO2" text:continue-numbering="true">
        <text:list-item>
          <text:p text:style-name="P7">Naar bunker (Naar level bunker)</text:p>
        </text:list-item>
        <text:list-item>
          <text:p text:style-name="P8">Zoeken voor items in een hut (USP-S <text:s/>2x mags 24 kogels in een tas)</text:p>
          <text:list text:continue-numbering="true">
            <text:list-item>
              <text:p text:style-name="P9">Schiet je zelf neer (game over )</text:p>
            </text:list-item>
            <text:list-item>
              <text:p text:style-name="P10">Schiet je zelf niet <text:s/>neer (game gaat door )</text:p>
            </text:list-item>
          </text:list>
        </text:list-item>
        <text:list-item>
          <text:p text:style-name="P11">Naar militair base (militair base level )</text:p>
        </text:list-item>
      </text:list>
      <text:p text:style-name="Standaard">-strand</text:p>
      <text:list text:style-name="LFO3" text:continue-numbering="true">
        <text:list-item>
          <text:p text:style-name="P12">Naar bunker (naar<text:s/>bunker level )</text:p>
        </text:list-item>
        <text:list-item>
          <text:p text:style-name="P13">Zoek voor items in een koelbox (10 biertjes en een ak47 met <text:s/>3mags 90 kogels )</text:p>
          <text:list text:continue-numbering="true">
            <text:list-item>
              <text:p text:style-name="P14">Drink ze allemaal op “alcohol poisoning ” (game over)<text:tab/><text:tab/><text:tab/></text:p>
            </text:list-item>
            <text:list-item>
              <text:p text:style-name="P15">Drink niks op</text:p>
            </text:list-item>
          </text:list>
        </text:list-item>
        <text:list-item>
          <text:p text:style-name="P16">Naar ziekenhuis ( ziekenhuis level )</text:p>
        </text:list-item>
      </text:list>
      <text:p text:style-name="Standaard">-ziekenhuis</text:p>
      <text:list text:style-name="LFO4" text:continue-numbering="true">
        <text:list-item>
          <text:p text:style-name="P17">Naar <text:s/>strand ( strand level )</text:p>
        </text:list-item>
        <text:list-item>
          <text:p text:style-name="P18">Je ziet 2 mensen <text:s/>wat doe je</text:p>
          <text:list text:continue-numbering="true">
            <text:list-item>
              <text:p text:style-name="P19">Schiet ze neer ( als je adrenaline boost heb <text:s/>overleef je met 100% hp <text:s/>als je niet adrenaline boost heb 50% hp over <text:s/>je verliest 20 kogels en je vindt ook weer 25 kogels)</text:p>
            </text:list-item>
            <text:list-item>
              <text:p text:style-name="P20">Doe niks ( game over)</text:p>
            </text:list-item>
          </text:list>
        </text:list-item>
        <text:list-item>
          <text:p text:style-name="P21"><text:s/>Loop<text:s/><text:s/>naar school (school level )</text:p>
        </text:list-item>
      </text:list>
      <text:p text:style-name="P22"/>
      <text:p text:style-name="Standaard">-school<text:s/></text:p>
      <text:list text:style-name="LFO5" text:continue-numbering="true">
        <text:list-item>
          <text:p text:style-name="P23">Ontmoet een wapenverkoper genaamd Vladimir<text:s/></text:p>
          <text:list text:continue-numbering="true">
            <text:list-item>
              <text:p text:style-name="P24">Schiet vlad dood ( je mist alles je gaat dood <text:s/>game over)</text:p>
            </text:list-item>
            <text:list-item>
              <text:p text:style-name="P25">Praat met vlad ( vlad wilt je ak 47 kopen voor een m4a4 <text:s/>met 60 <text:s/>kogels)</text:p>
              <text:list text:continue-numbering="true">
                <text:list-item>
                  <text:p text:style-name="P26">Accept<text:s/></text:p>
                </text:list-item>
                <text:list-item>
                  <text:p text:style-name="P27">Decline <text:s/></text:p>
                </text:list-item>
              </text:list>
            </text:list-item>
            <text:list-item>
              <text:p text:style-name="P28">Loop weg</text:p>
            </text:list-item>
          </text:list>
        </text:list-item>
        <text:list-item>
          <text:p text:style-name="P29">Naar ziekenhuis<text:s/>(ziekenhuis level)</text:p>
        </text:list-item>
        <text:list-item>
          <text:p text:style-name="P30">Naar appartement complex ( appartement complex level )</text:p>
        </text:list-item>
      </text:list>
      <text:p text:style-name="Standaard">- militair base<text:s/></text:p>
      <text:list text:style-name="LFO6" text:continue-numbering="true">
        <text:list-item>
          <text:p text:style-name="P31">Ontmoet een soldaat<text:s/><text:span text:style-name="T32">Artjom </text:span></text:p>
          <text:list text:continue-numbering="true">
            <text:list-item>
              <text:p text:style-name="P33"><text:span text:style-name="T34"><text:s/>Speel Russian roulette met Artjom <text:s/>( <text:s/>16,6% kans</text:span></text:p>
            </text:list-item>
            <text:list-item>
              <text:p text:style-name="P35"><text:span text:style-name="T36"><text:s/>Naar shooting range ( shooting range level )</text:span></text:p>
            </text:list-item>
          </text:list>
        </text:list-item>
        <text:list-item>
          <text:p text:style-name="P37">Naar bos (bos level )</text:p>
        </text:list-item>
        <text:list-item>
          <text:p text:style-name="P38">Naar shooting<text:s/>range ( shooting range level )</text:p>
        </text:list-item>
      </text:list>
      <text:p text:style-name="Standaard">-shooting range</text:p>
      <text:list text:style-name="LFO6" text:continue-numbering="true">
        <text:list-item>
          <text:p text:style-name="P39">Naar militair base ( militair base level )</text:p>
        </text:list-item>
        <text:list-item>
          <text:p text:style-name="P40">Search voor items in de wapen kamer ( vindt metro pass )</text:p>
        </text:list-item>
        <text:list-item>
          <text:p text:style-name="P41">Naar kerncentrale (kerncentrale level )<text:tab/></text:p>
        </text:list-item>
      </text:list>
      <text:p text:style-name="Standaard">-kerncentrale <text:s/></text:p>
      <text:list text:style-name="LFO7" text:continue-numbering="true">
        <text:list-item>
          <text:p text:style-name="P42">Naar shooting range (shooting range level )</text:p>
        </text:list-item>
        <text:list-item>
          <text:p text:style-name="P43">Zoek voor<text:s/>items <text:s/>in een kast ( vindt limited edition Yeezy )</text:p>
        </text:list-item>
        <text:list-item>
          <text:p text:style-name="P44">Naar metro ( metro level )</text:p>
        </text:list-item>
      </text:list>
      <text:p text:style-name="Standaard">-appartement complex</text:p>
      <text:list text:style-name="LFO8" text:continue-numbering="true">
        <text:list-item>
          <text:p text:style-name="P45">Naar metro (metro level )</text:p>
        </text:list-item>
        <text:list-item>
          <text:p text:style-name="P46">Zoek voor items in een tas ( vindt metro pass</text:p>
        </text:list-item>
        <text:list-item>
          <text:p text:style-name="P47">naar school (school level )<text:s/></text:p>
        </text:list-item>
      </text:list>
      <text:p text:style-name="Standaard">-metro</text:p>
      <text:list text:style-name="LFO9" text:continue-numbering="true">
        <text:list-item>
          <text:p text:style-name="P48">ga mee met de trein <text:s/>mee<text:s/></text:p>
          <text:list text:continue-numbering="true">
            <text:list-item>
              <text:p text:style-name="P49">geen metro pass mag niet mee ( game over )</text:p>
            </text:list-item>
            <text:list-item>
              <text:p text:style-name="P50">wel metro pass mag wel mee ( game gewonnen )</text:p>
            </text:list-item>
          </text:list>
        </text:list-item>
        <text:list-item>
          <text:p text:style-name="P51">ga naar appartement complex <text:s/>( appartement complex <text:s/>level )</text:p>
        </text:list-item>
        <text:list-item>
          <text:p text:style-name="P52">Ga naar kerncentrale (kerncentrale level)<text:s/><text:tab/></text:p>
        </text:list-item>
      </text:list>
      <text:p text:style-name="P53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lmer van dijk</meta:initial-creator>
    <dc:creator>jelmer van dijk</dc:creator>
    <meta:creation-date>2017-11-14T10:21:00Z</meta:creation-date>
    <dc:date>2017-12-14T23:52:00Z</dc:date>
    <meta:template xlink:href="Normal" xlink:type="simple"/>
    <meta:editing-cycles>10</meta:editing-cycles>
    <meta:editing-duration>PT206460S</meta:editing-duration>
    <meta:document-statistic meta:page-count="1" meta:paragraph-count="4" meta:word-count="323" meta:character-count="2096" meta:row-count="14" meta:non-whitespace-character-count="1777"/>
  </office:meta>
</office:document-meta>
</file>